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67H23M32.375051S" calcext:value-type="time">
            <text:p>1567:2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table:number-columns-repeated="2"/>
          <table:table-cell table:formula="of:=IF([.G303]-[.F303] &gt; 0; [.G303]-[.F303]; 0)" office:value-type="time" office:time-value="PT00H00M00S" calcext:value-type="time">
            <text:p>00:00</text:p>
          </table:table-cell>
          <table:table-cell table:formula="of:=[.D303]+[.H303]" office:value-type="time" office:time-value="PT03H31M19.067S" calcext:value-type="time">
            <text:p>03:31</text:p>
          </table:table-cell>
          <table:table-cell table:style-name="ce3"/>
          <table:table-cell office:value-type="string" calcext:value-type="string">
            <text:p>Final hint entryway indicators, fireplace platform height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4]-[.B304] &gt; 0; [.C304]-[.B3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03H31M19.067S" calcext:value-type="time">
            <text:p>03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07:57:40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30T11:15:15.290000000</dc:date>
    <meta:editing-duration>P69DT23H59M42S</meta:editing-duration>
    <meta:editing-cycles>1846</meta:editing-cycles>
    <meta:generator>LibreOffice/7.2.6.2$Windows_X86_64 LibreOffice_project/b0ec3a565991f7569a5a7f5d24fed7f52653d754</meta:generator>
    <dc:creator>Benjamin Laws</dc:creator>
    <meta:document-statistic meta:table-count="2" meta:cell-count="2309" meta:object-count="0"/>
  </office:meta>
</office:document-meta>
</file>